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Segoe UI Variable Static Text" svg:font-family="&quot;Segoe UI Variable Static Text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Liberation Mono" style:font-name-asian="Liberation Mono" style:font-name-complex="Liberation Mono"/>
    </style:style>
    <style:style style:name="ce5" style:family="table-cell" style:parent-style-name="Default" style:data-style-name="N40">
      <style:table-cell-properties fo:border="thin solid #000000"/>
    </style:style>
    <style:style style:name="co1" style:family="table-column">
      <style:table-column-properties fo:break-before="auto" style:column-width="1.88736111111111cm"/>
    </style:style>
    <style:style style:name="co2" style:family="table-column">
      <style:table-column-properties fo:break-before="auto" style:column-width="1.55222222222222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1680555555556cm"/>
    </style:style>
    <style:style style:name="co5" style:family="table-column">
      <style:table-column-properties fo:break-before="auto" style:column-width="1.71097222222222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ns" table:style-name="ta1">
        <table:shapes>
          <draw:frame draw:z-index="1" draw:id="id0" draw:style-name="a0" draw:name="Диаграмма 1" svg:x="4.5098in" svg:y="0.1783in" svg:width="11.1736in" svg:height="6.306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Диаграмма 2" svg:x="5.1717in" svg:y="0.4776in" svg:width="7.9035in" svg:height="4.444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3">
            <text:p>size_bytes</text:p>
          </table:table-cell>
          <table:table-cell office:value-type="string" table:style-name="ce3">
            <text:p>forward</text:p>
          </table:table-cell>
          <table:table-cell office:value-type="string" table:style-name="ce3">
            <text:p>backward</text:p>
          </table:table-cell>
          <table:table-cell office:value-type="string" table:style-name="ce3">
            <text:p>random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1 KB</text:p>
          </table:table-cell>
          <table:table-cell office:value-type="float" office:value="3.92848" table:style-name="ce5">
            <text:p>3,9</text:p>
          </table:table-cell>
          <table:table-cell office:value-type="float" office:value="3.83108" table:style-name="ce5">
            <text:p>3,8</text:p>
          </table:table-cell>
          <table:table-cell office:value-type="float" office:value="3.9063599999999998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1.5 KB<text:s text:c="2"/></text:p>
          </table:table-cell>
          <table:table-cell office:value-type="float" office:value="3.9254099999999998" table:style-name="ce5">
            <text:p>3,9</text:p>
          </table:table-cell>
          <table:table-cell office:value-type="float" office:value="3.90151" table:style-name="ce5">
            <text:p>3,9</text:p>
          </table:table-cell>
          <table:table-cell office:value-type="float" office:value="3.7861199999999999" table:style-name="ce5">
            <text:p>3,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2 KB</text:p>
          </table:table-cell>
          <table:table-cell office:value-type="float" office:value="3.9266000000000001" table:style-name="ce5">
            <text:p>3,9</text:p>
          </table:table-cell>
          <table:table-cell office:value-type="float" office:value="4.01234" table:style-name="ce5">
            <text:p>4,0</text:p>
          </table:table-cell>
          <table:table-cell office:value-type="float" office:value="3.7851400000000002" table:style-name="ce5">
            <text:p>3,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3 KB</text:p>
          </table:table-cell>
          <table:table-cell office:value-type="float" office:value="3.7667999999999999" table:style-name="ce5">
            <text:p>3,8</text:p>
          </table:table-cell>
          <table:table-cell office:value-type="float" office:value="3.77623" table:style-name="ce5">
            <text:p>3,8</text:p>
          </table:table-cell>
          <table:table-cell office:value-type="float" office:value="3.7729400000000002" table:style-name="ce5">
            <text:p>3,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4 KB</text:p>
          </table:table-cell>
          <table:table-cell office:value-type="float" office:value="3.84111" table:style-name="ce5">
            <text:p>3,8</text:p>
          </table:table-cell>
          <table:table-cell office:value-type="float" office:value="3.8738600000000001" table:style-name="ce5">
            <text:p>3,9</text:p>
          </table:table-cell>
          <table:table-cell office:value-type="float" office:value="3.9252099999999999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6 KB</text:p>
          </table:table-cell>
          <table:table-cell office:value-type="float" office:value="3.8145099999999998" table:style-name="ce5">
            <text:p>3,8</text:p>
          </table:table-cell>
          <table:table-cell office:value-type="float" office:value="3.81664" table:style-name="ce5">
            <text:p>3,8</text:p>
          </table:table-cell>
          <table:table-cell office:value-type="float" office:value="3.92977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8 KB</text:p>
          </table:table-cell>
          <table:table-cell office:value-type="float" office:value="3.8148300000000002" table:style-name="ce5">
            <text:p>3,8</text:p>
          </table:table-cell>
          <table:table-cell office:value-type="float" office:value="3.8155700000000001" table:style-name="ce5">
            <text:p>3,8</text:p>
          </table:table-cell>
          <table:table-cell office:value-type="float" office:value="3.9233600000000002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12 KB</text:p>
          </table:table-cell>
          <table:table-cell office:value-type="float" office:value="3.8147199999999999" table:style-name="ce5">
            <text:p>3,8</text:p>
          </table:table-cell>
          <table:table-cell office:value-type="float" office:value="3.81752" table:style-name="ce5">
            <text:p>3,8</text:p>
          </table:table-cell>
          <table:table-cell office:value-type="float" office:value="3.9300899999999999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16 KB</text:p>
          </table:table-cell>
          <table:table-cell office:value-type="float" office:value="3.81542" table:style-name="ce5">
            <text:p>3,8</text:p>
          </table:table-cell>
          <table:table-cell office:value-type="float" office:value="3.8172999999999999" table:style-name="ce5">
            <text:p>3,8</text:p>
          </table:table-cell>
          <table:table-cell office:value-type="float" office:value="3.93079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24 KB</text:p>
          </table:table-cell>
          <table:table-cell office:value-type="float" office:value="3.8153700000000002" table:style-name="ce5">
            <text:p>3,8</text:p>
          </table:table-cell>
          <table:table-cell office:value-type="float" office:value="3.8172899999999998" table:style-name="ce5">
            <text:p>3,8</text:p>
          </table:table-cell>
          <table:table-cell office:value-type="float" office:value="3.9282499999999998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32 KB</text:p>
          </table:table-cell>
          <table:table-cell office:value-type="float" office:value="3.8151899999999999" table:style-name="ce5">
            <text:p>3,8</text:p>
          </table:table-cell>
          <table:table-cell office:value-type="float" office:value="3.8171499999999998" table:style-name="ce5">
            <text:p>3,8</text:p>
          </table:table-cell>
          <table:table-cell office:value-type="float" office:value="3.9227799999999999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48 KB</text:p>
          </table:table-cell>
          <table:table-cell office:value-type="float" office:value="3.8154300000000001" table:style-name="ce5">
            <text:p>3,8</text:p>
          </table:table-cell>
          <table:table-cell office:value-type="float" office:value="3.8171300000000001" table:style-name="ce5">
            <text:p>3,8</text:p>
          </table:table-cell>
          <table:table-cell office:value-type="float" office:value="3.9037299999999999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64 KB</text:p>
          </table:table-cell>
          <table:table-cell office:value-type="float" office:value="3.7991799999999998" table:style-name="ce5">
            <text:p>3,8</text:p>
          </table:table-cell>
          <table:table-cell office:value-type="float" office:value="3.79989" table:style-name="ce5">
            <text:p>3,8</text:p>
          </table:table-cell>
          <table:table-cell office:value-type="float" office:value="3.92517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96 KB</text:p>
          </table:table-cell>
          <table:table-cell office:value-type="float" office:value="3.79609" table:style-name="ce5">
            <text:p>3,8</text:p>
          </table:table-cell>
          <table:table-cell office:value-type="float" office:value="3.79697" table:style-name="ce5">
            <text:p>3,8</text:p>
          </table:table-cell>
          <table:table-cell office:value-type="float" office:value="3.9255599999999999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128 KB</text:p>
          </table:table-cell>
          <table:table-cell office:value-type="float" office:value="3.7940200000000002" table:style-name="ce5">
            <text:p>3,8</text:p>
          </table:table-cell>
          <table:table-cell office:value-type="float" office:value="3.7946599999999999" table:style-name="ce5">
            <text:p>3,8</text:p>
          </table:table-cell>
          <table:table-cell office:value-type="float" office:value="3.92746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192 KB</text:p>
          </table:table-cell>
          <table:table-cell office:value-type="float" office:value="3.7925200000000001" table:style-name="ce5">
            <text:p>3,8</text:p>
          </table:table-cell>
          <table:table-cell office:value-type="float" office:value="3.79312" table:style-name="ce5">
            <text:p>3,8</text:p>
          </table:table-cell>
          <table:table-cell office:value-type="float" office:value="3.9306399999999999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256 KB</text:p>
          </table:table-cell>
          <table:table-cell office:value-type="float" office:value="3.7916400000000001" table:style-name="ce5">
            <text:p>3,8</text:p>
          </table:table-cell>
          <table:table-cell office:value-type="float" office:value="3.7923399999999998" table:style-name="ce5">
            <text:p>3,8</text:p>
          </table:table-cell>
          <table:table-cell office:value-type="float" office:value="3.9343499999999998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384 KB</text:p>
          </table:table-cell>
          <table:table-cell office:value-type="float" office:value="3.79074" table:style-name="ce5">
            <text:p>3,8</text:p>
          </table:table-cell>
          <table:table-cell office:value-type="float" office:value="3.7915199999999998" table:style-name="ce5">
            <text:p>3,8</text:p>
          </table:table-cell>
          <table:table-cell office:value-type="float" office:value="3.9403800000000002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512 KB</text:p>
          </table:table-cell>
          <table:table-cell office:value-type="float" office:value="3.7898000000000001" table:style-name="ce5">
            <text:p>3,8</text:p>
          </table:table-cell>
          <table:table-cell office:value-type="float" office:value="3.7904300000000002" table:style-name="ce5">
            <text:p>3,8</text:p>
          </table:table-cell>
          <table:table-cell office:value-type="float" office:value="3.9476300000000002" table:style-name="ce5">
            <text:p>3,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768 KB</text:p>
          </table:table-cell>
          <table:table-cell office:value-type="float" office:value="3.7891900000000001" table:style-name="ce5">
            <text:p>3,8</text:p>
          </table:table-cell>
          <table:table-cell office:value-type="float" office:value="3.7898900000000002" table:style-name="ce5">
            <text:p>3,8</text:p>
          </table:table-cell>
          <table:table-cell office:value-type="float" office:value="3.9586399999999999" table:style-name="ce5">
            <text:p>4,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1 MB</text:p>
          </table:table-cell>
          <table:table-cell office:value-type="float" office:value="3.7886799999999998" table:style-name="ce5">
            <text:p>3,8</text:p>
          </table:table-cell>
          <table:table-cell office:value-type="float" office:value="3.7894399999999999" table:style-name="ce5">
            <text:p>3,8</text:p>
          </table:table-cell>
          <table:table-cell office:value-type="float" office:value="3.97302" table:style-name="ce5">
            <text:p>4,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1.5 MB</text:p>
          </table:table-cell>
          <table:table-cell office:value-type="float" office:value="3.7881100000000001" table:style-name="ce5">
            <text:p>3,8</text:p>
          </table:table-cell>
          <table:table-cell office:value-type="float" office:value="3.7888799999999998" table:style-name="ce5">
            <text:p>3,8</text:p>
          </table:table-cell>
          <table:table-cell office:value-type="float" office:value="4.00305" table:style-name="ce5">
            <text:p>4,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2 MB</text:p>
          </table:table-cell>
          <table:table-cell office:value-type="float" office:value="3.7875800000000002" table:style-name="ce5">
            <text:p>3,8</text:p>
          </table:table-cell>
          <table:table-cell office:value-type="float" office:value="3.7883399999999998" table:style-name="ce5">
            <text:p>3,8</text:p>
          </table:table-cell>
          <table:table-cell office:value-type="float" office:value="4.0478399999999999" table:style-name="ce5">
            <text:p>4,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3 MB</text:p>
          </table:table-cell>
          <table:table-cell office:value-type="float" office:value="3.7871000000000001" table:style-name="ce5">
            <text:p>3,8</text:p>
          </table:table-cell>
          <table:table-cell office:value-type="float" office:value="3.7878500000000002" table:style-name="ce5">
            <text:p>3,8</text:p>
          </table:table-cell>
          <table:table-cell office:value-type="float" office:value="4.1729200000000004" table:style-name="ce5">
            <text:p>4,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4 MB</text:p>
          </table:table-cell>
          <table:table-cell office:value-type="float" office:value="3.7867000000000002" table:style-name="ce5">
            <text:p>3,8</text:p>
          </table:table-cell>
          <table:table-cell office:value-type="float" office:value="3.78735" table:style-name="ce5">
            <text:p>3,8</text:p>
          </table:table-cell>
          <table:table-cell office:value-type="float" office:value="4.4578300000000004" table:style-name="ce5">
            <text:p>4,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6 MB</text:p>
          </table:table-cell>
          <table:table-cell office:value-type="float" office:value="3.9135800000000001" table:style-name="ce5">
            <text:p>3,9</text:p>
          </table:table-cell>
          <table:table-cell office:value-type="float" office:value="3.9246099999999999" table:style-name="ce5">
            <text:p>3,9</text:p>
          </table:table-cell>
          <table:table-cell office:value-type="float" office:value="29.84076" table:style-name="ce5">
            <text:p>29,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8 MB</text:p>
          </table:table-cell>
          <table:table-cell office:value-type="float" office:value="3.7863699999999998" table:style-name="ce5">
            <text:p>3,8</text:p>
          </table:table-cell>
          <table:table-cell office:value-type="float" office:value="3.7732000000000001" table:style-name="ce5">
            <text:p>3,8</text:p>
          </table:table-cell>
          <table:table-cell office:value-type="float" office:value="37.4405" table:style-name="ce5">
            <text:p>37,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12 MB</text:p>
          </table:table-cell>
          <table:table-cell office:value-type="float" office:value="3.79827" table:style-name="ce5">
            <text:p>3,8</text:p>
          </table:table-cell>
          <table:table-cell office:value-type="float" office:value="3.9247200000000002" table:style-name="ce5">
            <text:p>3,9</text:p>
          </table:table-cell>
          <table:table-cell office:value-type="float" office:value="40.727699999999999" table:style-name="ce5">
            <text:p>40,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16 MB</text:p>
          </table:table-cell>
          <table:table-cell office:value-type="float" office:value="3.78457" table:style-name="ce5">
            <text:p>3,8</text:p>
          </table:table-cell>
          <table:table-cell office:value-type="float" office:value="3.8039000000000001" table:style-name="ce5">
            <text:p>3,8</text:p>
          </table:table-cell>
          <table:table-cell office:value-type="float" office:value="47.454099999999997" table:style-name="ce5">
            <text:p>47,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24 MB</text:p>
          </table:table-cell>
          <table:table-cell office:value-type="float" office:value="3.9529700000000001" table:style-name="ce5">
            <text:p>4,0</text:p>
          </table:table-cell>
          <table:table-cell office:value-type="float" office:value="3.92476" table:style-name="ce5">
            <text:p>3,9</text:p>
          </table:table-cell>
          <table:table-cell office:value-type="float" office:value="200.79" table:style-name="ce5">
            <text:p>200,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4">
            <text:p>32 MB</text:p>
          </table:table-cell>
          <table:table-cell office:value-type="float" office:value="3.8908399999999999" table:style-name="ce5">
            <text:p>3,9</text:p>
          </table:table-cell>
          <table:table-cell office:value-type="float" office:value="3.8830100000000001" table:style-name="ce5">
            <text:p>3,9</text:p>
          </table:table-cell>
          <table:table-cell office:value-type="float" office:value="324.80099999999999" table:style-name="ce5">
            <text:p>324,8</text:p>
          </table:table-cell>
          <table:table-cell table:number-columns-repeated="3" table:style-name="ce2"/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Segoe UI Variable Static Text" svg:font-family="&quot;Segoe UI Variable Static Text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number:number-style style:name="N40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Segoe UI Variable Static Text" style:font-name-asian="Segoe UI Variable Static Text" style:font-name-complex="Segoe UI Variable Static Text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Кулиев Владислав</dc:creator>
    <dc:date>2025-12-21T15:42:42Z</dc:date>
    <meta:editing-cycles>1</meta:editing-cycles>
    <meta:editing-duration>PT339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1" number:min-decimal-places="1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54.0823622047244pt" svg:width="804.499133858267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s.$A$2:.$A$32"/>
          </chart:axis>
          <chart:series chart:label-cell-address="ans.$B$1" chart:values-cell-range-address="ans.$B$2:.$B$32" chart:class="chart:line" chart:attached-axis="primary-y" chart:style-name="G0S0">
            <chart:data-point chart:repeated="31"/>
          </chart:series>
          <chart:series chart:label-cell-address="ans.$C$1" chart:values-cell-range-address="ans.$C$2:.$C$32" chart:class="chart:line" chart:attached-axis="primary-y" chart:style-name="G0S1">
            <chart:data-point chart:repeated="31"/>
          </chart:series>
          <chart:series chart:label-cell-address="ans.$D$1" chart:values-cell-range-address="ans.$D$2:.$D$32" chart:class="chart:line" chart:attached-axis="primary-y" chart:style-name="G0S2">
            <chart:data-point chart:repeated="3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1" number:min-decimal-places="1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3.5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0.003937007874pt" svg:width="569.051968503937pt" chart:style-name="Crt0">
        <chart:legend style:legend-expansion="custom" style:legend-expansion-aspect-ratio="1.2896181049960884" svg:width="69.96015748031496pt" svg:height="54.24874015748031pt" svg:x="493.091811023622pt" svg:y="132.8775590551181pt" chart:style-name="Lgnd"/>
        <chart:plot-area svg:x="72.36291338582677pt" svg:y="8.021338582677165pt" svg:width="420.1863779527559pt" svg:height="301.253543307086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s.$A$2:.$A$25"/>
          </chart:axis>
          <chart:series chart:label-cell-address="ans.$B$1" chart:values-cell-range-address="ans.$B$2:.$B$25" chart:class="chart:line" chart:attached-axis="primary-y" chart:style-name="G0S0">
            <chart:data-point chart:repeated="24"/>
          </chart:series>
          <chart:series chart:label-cell-address="ans.$C$1" chart:values-cell-range-address="ans.$C$2:.$C$25" chart:class="chart:line" chart:attached-axis="primary-y" chart:style-name="G0S1">
            <chart:data-point chart:repeated="24"/>
          </chart:series>
          <chart:series chart:label-cell-address="ans.$D$1" chart:values-cell-range-address="ans.$D$2:.$D$25" chart:class="chart:line" chart:attached-axis="primary-y" chart:style-name="G0S2">
            <chart:data-point chart:repeated="2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